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92.57pt" svg:y="12.05pt">
            <draw:object draw:notify-on-update-of-ranges="Sheet1.A1:Sheet1.A1 Sheet1.B1:Sheet1.E1 Sheet1.A2:Sheet1.A2 Sheet1.B2:Sheet1.E2 Sheet1.A6:Sheet1.A6 Sheet1.B6:Sheet1.E6 Sheet1.A3:Sheet1.A3 Sheet1.B3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6.05pt" svg:y="288.91pt">
            <draw:object draw:notify-on-update-of-ranges="Sheet1.A11:Sheet1.A11 Sheet1.B11:Sheet1.E11 Sheet1.A12:Sheet1.A12 Sheet1.B12:Sheet1.E12 Sheet1.A16:Sheet1.A16 Sheet1.B16:Sheet1.E16 Sheet1.A13:Sheet1.A13 Sheet1.B13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912.39pt" svg:y="9.04pt">
            <draw:object draw:notify-on-update-of-ranges="Sheet1.A21:Sheet1.A21 Sheet1.B21:Sheet1.E21 Sheet1.A22:Sheet1.A22 Sheet1.B22:Sheet1.E22 Sheet1.A32:Sheet1.A32 Sheet1.B32:Sheet1.E32 Sheet1.A34:Sheet1.A34 Sheet1.B34:Sheet1.E34 Sheet1.A33:Sheet1.A33 Sheet1.B33:Sheet1.E33 Sheet1.A35:Sheet1.A35 Sheet1.B35:Sheet1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CF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ulá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efejezés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Átlagos várakozási idő: 45/4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Sorrend : P1-P2-P3-P4</text:p>
          </table:table-cell>
          <table:covered-table-cell table:number-columns-repeated="2" table:style-name="Default"/>
          <table:table-cell table:number-columns-repeated="2"/>
        </table:table-row>
        <table:table-row table:style-name="ro1" table:number-rows-repeated="2"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JF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ulá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fejezés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Átlagos várakozási idő: 29/4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Sorrend : P1-P2-P4-P3</text:p>
          </table:table-cell>
          <table:covered-table-cell table:number-columns-repeated="2" table:style-name="Default"/>
          <table:table-cell table:number-columns-repeated="2"/>
        </table:table-row>
        <table:table-row table:style-name="ro1" table:number-rows-repeated="2"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R: 10 m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ulás</text:p>
          </table:table-cell>
          <table:table-cell table:style-name="ce4" office:value-type="string" calcext:value-type="string">
            <text:p>0, 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2, 42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fejezés</text:p>
          </table:table-cell>
          <table:table-cell table:style-name="ce4" office:value-type="string" calcext:value-type="string">
            <text:p>10, 2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32, 68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árakozás</text:p>
          </table:table-cell>
          <table:table-cell table:style-name="ce4" office:value-type="string" calcext:value-type="string">
            <text:p>0, 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1, 10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Sorrend: P1-P2-P1-P3-P4-P3</text:p>
          </table:table-cell>
          <table:covered-table-cell table:number-columns-repeated="2"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Segédtáblázat a RR-hez: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Várakozás 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Várakozás 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CPU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CPU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21:04.151927259</meta:creation-date>
    <dc:date>2022-03-22T16:18:32.045973789</dc:date>
    <meta:editing-duration>PT5M46S</meta:editing-duration>
    <meta:editing-cycles>1</meta:editing-cycles>
    <meta:document-statistic meta:table-count="1" meta:cell-count="116" meta:object-count="3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fff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347cm" svg:y="0.316cm" chart:style-name="ch2">
          <text:p>FCFS</text:p>
        </chart:title>
        <chart:legend chart:legend-position="end" svg:x="13.603cm" svg:y="3.705cm" style:legend-expansion="high" chart:style-name="ch3"/>
        <chart:plot-area chart:style-name="ch4" table:cell-range-address="Sheet1.A1:Sheet1.E3 Sheet1.A6:Sheet1.E6" chart:data-source-has-labels="both" svg:x="0.319cm" svg:y="1.275cm" svg:width="12.965cm" svg:height="7.55cm">
          <chartooo:coordinate-region svg:x="0.993cm" svg:y="1.275cm" svg:width="12.104cm" svg:height="6.903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E2" chart:label-cell-address="Sheet1.A2:Sheet1.A2" chart:class="chart:bar">
            <chart:data-point chart:repeated="4"/>
          </chart:series>
          <chart:series chart:style-name="ch9" chart:values-cell-range-address="Sheet1.B6:Sheet1.E6" chart:label-cell-address="Sheet1.A6:Sheet1.A6" chart:class="chart:bar">
            <chart:data-point chart:repeated="4"/>
          </chart:series>
          <chart:series chart:style-name="ch10" chart:values-cell-range-address="Sheet1.B3:Sheet1.E3" chart:label-cell-address="Sheet1.A3:Sheet1.A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1.B1:Sheet1.E1</svg:desc>
                </draw:g>
              </table:table-cell>
              <table:table-cell office:value-type="string">
                <text:p>P2</text:p>
              </table:table-cell>
              <table:table-cell office:value-type="string">
                <text:p>P3</text:p>
              </table:table-cell>
              <table:table-cell office:value-type="string">
                <text:p>P4</text:p>
              </table:table-cell>
            </table:table-row>
          </table:table-header-rows>
          <table:table-rows>
            <table:table-row>
              <table:table-cell office:value-type="string">
                <text:p>Érkezés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E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Várakozás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E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PU idő</text:p>
                <draw:g>
                  <svg:desc>Sheet1.A3:Sheet1.A3</svg:desc>
                </draw:g>
              </table:table-cell>
              <table:table-cell office:value-type="float" office:value="15">
                <text:p>15</text:p>
                <draw:g>
                  <svg:desc>Sheet1.B3:Sheet1.E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2cm" svg:y="0.316cm" chart:style-name="ch2">
          <text:p>SJF</text:p>
        </chart:title>
        <chart:legend chart:legend-position="end" svg:x="13.605cm" svg:y="3.703cm" style:legend-expansion="high" chart:style-name="ch3"/>
        <chart:plot-area chart:style-name="ch4" table:cell-range-address="Sheet1.A11:Sheet1.E13 Sheet1.A16:Sheet1.E16" chart:data-source-has-labels="both" svg:x="0.32cm" svg:y="1.275cm" svg:width="12.965cm" svg:height="7.545cm">
          <chartooo:coordinate-region svg:x="0.994cm" svg:y="1.275cm" svg:width="12.104cm" svg:height="6.898cm"/>
          <chart:axis chart:dimension="x" chart:name="primary-x" chart:style-name="ch5" chartooo:axis-type="auto">
            <chartooo:date-scale/>
            <chart:categories table:cell-range-address="Sheet1.B11:Sheet1.E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E12" chart:label-cell-address="Sheet1.A12:Sheet1.A12" chart:class="chart:bar">
            <chart:data-point chart:repeated="4"/>
          </chart:series>
          <chart:series chart:style-name="ch9" chart:values-cell-range-address="Sheet1.B16:Sheet1.E16" chart:label-cell-address="Sheet1.A16:Sheet1.A16" chart:class="chart:bar">
            <chart:data-point chart:repeated="4"/>
          </chart:series>
          <chart:series chart:style-name="ch10" chart:values-cell-range-address="Sheet1.B13:Sheet1.E13" chart:label-cell-address="Sheet1.A13:Sheet1.A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1.B11:Sheet1.E11</svg:desc>
                </draw:g>
              </table:table-cell>
              <table:table-cell office:value-type="string">
                <text:p>P2</text:p>
              </table:table-cell>
              <table:table-cell office:value-type="string">
                <text:p>P3</text:p>
              </table:table-cell>
              <table:table-cell office:value-type="string">
                <text:p>P4</text:p>
              </table:table-cell>
            </table:table-row>
          </table:table-header-rows>
          <table:table-rows>
            <table:table-row>
              <table:table-cell office:value-type="string">
                <text:p>Érkezés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E1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Várakozás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E1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PU idő</text:p>
                <draw:g>
                  <svg:desc>Sheet1.A13:Sheet1.A13</svg:desc>
                </draw:g>
              </table:table-cell>
              <table:table-cell office:value-type="float" office:value="15">
                <text:p>15</text:p>
                <draw:g>
                  <svg:desc>Sheet1.B13:Sheet1.E1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row-mapping="0 1 3 2 4" chart:style-name="ch1">
        <chart:title svg:x="6.857cm" svg:y="0.316cm" chart:style-name="ch2">
          <text:p>RR: 10 ms</text:p>
        </chart:title>
        <chart:legend chart:legend-position="end" svg:x="13.312cm" svg:y="3.207cm" style:legend-expansion="high" chart:style-name="ch3"/>
        <chart:plot-area chart:style-name="ch4" table:cell-range-address="Sheet1.A21:Sheet1.E22 Sheet1.A32:Sheet1.E35" chart:data-source-has-labels="both" svg:x="0.319cm" svg:y="1.275cm" svg:width="12.674cm" svg:height="7.55cm">
          <chartooo:coordinate-region svg:x="0.993cm" svg:y="1.275cm" svg:width="11.813cm" svg:height="6.903cm"/>
          <chart:axis chart:dimension="x" chart:name="primary-x" chart:style-name="ch5" chartooo:axis-type="auto">
            <chartooo:date-scale/>
            <chart:categories table:cell-range-address="Sheet1.B21:Sheet1.E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2:Sheet1.E22" chart:label-cell-address="Sheet1.A22:Sheet1.A22" chart:class="chart:bar">
            <chart:data-point chart:repeated="4"/>
          </chart:series>
          <chart:series chart:style-name="ch9" chart:values-cell-range-address="Sheet1.B32:Sheet1.E32" chart:label-cell-address="Sheet1.A32:Sheet1.A32" chart:class="chart:bar">
            <chart:data-point chart:repeated="4"/>
          </chart:series>
          <chart:series chart:style-name="ch10" chart:values-cell-range-address="Sheet1.B34:Sheet1.E34" chart:label-cell-address="Sheet1.A34:Sheet1.A34" chart:class="chart:bar">
            <chart:data-point chart:repeated="4"/>
          </chart:series>
          <chart:series chart:style-name="ch9" chart:values-cell-range-address="Sheet1.B33:Sheet1.E33" chart:label-cell-address="Sheet1.A33:Sheet1.A33" chart:class="chart:bar">
            <chart:data-point chart:repeated="4"/>
          </chart:series>
          <chart:series chart:style-name="ch10" chart:values-cell-range-address="Sheet1.B35:Sheet1.E35" chart:label-cell-address="Sheet1.A35:Sheet1.A3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1.B21:Sheet1.E21</svg:desc>
                </draw:g>
              </table:table-cell>
              <table:table-cell office:value-type="string">
                <text:p>P2</text:p>
              </table:table-cell>
              <table:table-cell office:value-type="string">
                <text:p>P3</text:p>
              </table:table-cell>
              <table:table-cell office:value-type="string">
                <text:p>P4</text:p>
              </table:table-cell>
            </table:table-row>
          </table:table-header-rows>
          <table:table-rows>
            <table:table-row>
              <table:table-cell office:value-type="string">
                <text:p>Érkezés</text:p>
                <draw:g>
                  <svg:desc>Sheet1.A22:Sheet1.A22</svg:desc>
                </draw:g>
              </table:table-cell>
              <table:table-cell office:value-type="float" office:value="0">
                <text:p>0</text:p>
                <draw:g>
                  <svg:desc>Sheet1.B22:Sheet1.E2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Várakozás 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32:Sheet1.E3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PU1</text:p>
                <draw:g>
                  <svg:desc>Sheet1.A34:Sheet1.A34</svg:desc>
                </draw:g>
              </table:table-cell>
              <table:table-cell office:value-type="float" office:value="10">
                <text:p>10</text:p>
                <draw:g>
                  <svg:desc>Sheet1.B34:Sheet1.E3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árakozás 2</text:p>
                <draw:g>
                  <svg:desc>Sheet1.A33:Sheet1.A33</svg:desc>
                </draw:g>
              </table:table-cell>
              <table:table-cell office:value-type="float" office:value="8">
                <text:p>8</text:p>
                <draw:g>
                  <svg:desc>Sheet1.B33:Sheet1.E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U2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35:Sheet1.E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